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4292e" style:font-name="apple-system" fo:letter-spacing="normal" fo:font-style="normal" fo:font-weight="bold" officeooo:rsid="000371fe" officeooo:paragraph-rsid="000371fe"/>
    </style:style>
    <style:style style:name="P2" style:family="paragraph" style:parent-style-name="Text_20_body">
      <style:text-properties officeooo:rsid="000371fe" officeooo:paragraph-rsid="000371fe"/>
    </style:style>
    <style:style style:name="P3" style:family="paragraph" style:parent-style-name="Text_20_body">
      <style:text-properties style:font-name="Liberation Serif" fo:font-size="10pt" officeooo:rsid="000371fe" officeooo:paragraph-rsid="000371fe" style:font-size-asian="10pt" style:font-size-complex="10pt"/>
    </style:style>
    <style:style style:name="P4" style:family="paragraph" style:parent-style-name="Text_20_body">
      <style:text-properties officeooo:rsid="00080745" officeooo:paragraph-rsid="00080745"/>
    </style:style>
    <style:style style:name="P5" style:family="paragraph" style:parent-style-name="Text_20_body">
      <style:text-properties officeooo:rsid="00080745" officeooo:paragraph-rsid="0009aedc"/>
    </style:style>
    <style:style style:name="P6" style:family="paragraph" style:parent-style-name="Text_20_body">
      <style:text-properties fo:font-size="10pt" officeooo:rsid="00080745" officeooo:paragraph-rsid="00080745" style:font-size-asian="10pt" style:font-size-complex="10pt"/>
    </style:style>
    <style:style style:name="P7" style:family="paragraph" style:parent-style-name="Text_20_body">
      <style:text-properties fo:font-size="10pt" officeooo:rsid="00080745" officeooo:paragraph-rsid="0009aedc" style:font-size-asian="10pt" style:font-size-complex="10pt"/>
    </style:style>
    <style:style style:name="P8" style:family="paragraph" style:parent-style-name="Text_20_body">
      <style:text-properties fo:font-size="12pt" officeooo:rsid="00080745" officeooo:paragraph-rsid="0009aedc" style:font-size-asian="12pt" style:font-size-complex="12pt"/>
    </style:style>
    <style:style style:name="P9" style:family="paragraph" style:parent-style-name="Text_20_body">
      <style:text-properties fo:font-size="12pt" officeooo:rsid="00080745" officeooo:paragraph-rsid="00080745" style:font-size-asian="12pt" style:font-size-complex="12pt"/>
    </style:style>
    <style:style style:name="P10" style:family="paragraph" style:parent-style-name="Text_20_body">
      <style:text-properties fo:font-size="12pt" officeooo:rsid="0009aedc" officeooo:paragraph-rsid="0009aedc" style:font-size-asian="12pt" style:font-size-complex="12pt"/>
    </style:style>
    <style:style style:name="P11" style:family="paragraph" style:parent-style-name="Text_20_body">
      <style:text-properties fo:font-size="12pt" officeooo:rsid="000a2aeb" officeooo:paragraph-rsid="000a2aeb" style:font-size-asian="12pt" style:font-size-complex="12pt"/>
    </style:style>
    <style:style style:name="P12" style:family="paragraph" style:parent-style-name="Text_20_body">
      <style:text-properties officeooo:rsid="0009bec4" officeooo:paragraph-rsid="0009bec4"/>
    </style:style>
    <style:style style:name="P1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15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0pt" officeooo:rsid="000371fe" officeooo:paragraph-rsid="000371fe" style:font-size-asian="10pt" style:font-size-complex="10pt"/>
    </style:style>
    <style:style style:name="P17" style:family="paragraph" style:parent-style-name="Text_20_body">
      <style:paragraph-properties fo:break-before="page"/>
      <style:text-properties officeooo:rsid="000371fe" officeooo:paragraph-rsid="000371fe"/>
    </style:style>
    <style:style style:name="P18" style:family="paragraph" style:parent-style-name="Text_20_body">
      <style:paragraph-properties fo:break-before="page"/>
      <style:text-properties officeooo:rsid="00080745" officeooo:paragraph-rsid="0009aedc"/>
    </style:style>
    <style:style style:name="P19" style:family="paragraph" style:parent-style-name="Text_20_body">
      <style:text-properties fo:font-size="12pt" officeooo:rsid="0009aedc" officeooo:paragraph-rsid="0009aedc" style:font-size-asian="12pt" style:font-size-complex="12pt"/>
    </style:style>
    <style:style style:name="T1" style:family="text">
      <style:text-properties officeooo:rsid="0009aedc"/>
    </style:style>
    <style:style style:name="T2" style:family="text">
      <style:text-properties officeooo:rsid="000b94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UC Rio INF1316 Sistemas Operacionais T1 2019.2</text:h>
      <text:h text:style-name="P15" text:outline-level="3"><text:bookmark text:name="user-content-professor"/>Professor</text:h>
      <text:p text:style-name="P13">Luiz Fernando Bessa Seibel</text:p>
      <text:h text:style-name="P15" text:outline-level="3"><text:bookmark text:name="user-content-alunos"/>Alunos</text:h>
      <text:p text:style-name="P13">Lucas Rebello Damo</text:p>
      <text:p text:style-name="P14">Luiza Del Negro</text:p>
      <text:p text:style-name="P2"/>
      <text:p text:style-name="P17">Interpretador do tipo prioridade</text:p>
      <text:p text:style-name="P12">Comando:</text:p>
      <text:p text:style-name="P12">gcc -o prioridade prioridade.c fila.o</text:p>
      <text:p text:style-name="P2">exec.txt</text:p>
      <text:p text:style-name="P16">Run P1 PR=3</text:p>
      <text:p text:style-name="P16">Run P2 PR=2</text:p>
      <text:p text:style-name="P16">Run P1 PR=1</text:p>
      <text:p text:style-name="P16">Run P2 PR=5</text:p>
      <text:p text:style-name="P16">Run P1 PR=4</text:p>
      <text:p text:style-name="P2"/>
      <text:p text:style-name="P2">Saída:</text:p>
      <text:p text:style-name="P3">lucas@lucas-ubuntu:~/Documents/PUC-INF1316-Sistemas-Operacionais-T1-2019.2/prioridade$ ./prioridade </text:p>
      <text:p text:style-name="P3">Processo pai iniciado com pid 9380</text:p>
      <text:p text:style-name="P3">Escrito comando P1 prioridade 3</text:p>
      <text:p text:style-name="P3">Resumindo escalonador 9381</text:p>
      <text:p text:style-name="P3">Escalonador pid = 9381</text:p>
      <text:p text:style-name="P3">Comando P1 recebido com prioridade 3</text:p>
      <text:p text:style-name="P3">Executando 0 prioridadeRodando 100</text:p>
      <text:p text:style-name="P3">Iniciando processo P1</text:p>
      <text:p text:style-name="P3">getpid = 9381</text:p>
      <text:p text:style-name="P3">Waiter pid = 9382</text:p>
      <text:p text:style-name="P3">Get ppid = 9381</text:p>
      <text:p text:style-name="P3">Waiting for 0</text:p>
      <text:p text:style-name="P3">ESCREVENDO FFORK2 9383!</text:p>
      <text:p text:style-name="P3">Execl pid 9383</text:p>
      <text:p text:style-name="P3">fFork = 9383</text:p>
      <text:p text:style-name="P3">Parando escalonador 9381</text:p>
      <text:p text:style-name="P3">P1 (pid = 9383) Executando loop 1/11</text:p>
      <text:p text:style-name="P3">Escrito comando P2 prioridade 2</text:p>
      <text:p text:style-name="P3">Resumindo escalonador 9381</text:p>
      <text:p text:style-name="P3">Comando P2 recebido com prioridade 2</text:p>
      <text:p text:style-name="P3">Executando 9383 prioridadeRodando 3</text:p>
      <text:p text:style-name="P3">Parando processo 9383 com prioridade 3</text:p>
      <text:p text:style-name="P3">Iniciando processo P2</text:p>
      <text:p text:style-name="P3">getpid = 9381</text:p>
      <text:p text:style-name="P3"><text:soft-page-break/>Waiter pid = 9384</text:p>
      <text:p text:style-name="P3">Get ppid = 9381</text:p>
      <text:p text:style-name="P3">Waiting for 0</text:p>
      <text:p text:style-name="P3">ESCREVENDO FFORK2 9385!</text:p>
      <text:p text:style-name="P3">fFork = 9385</text:p>
      <text:p text:style-name="P3">Parando escalonador 9381</text:p>
      <text:p text:style-name="P3">Execl pid 9385</text:p>
      <text:p text:style-name="P3">P2 (pid = 9385) Executando loop 1/4</text:p>
      <text:p text:style-name="P3">Escrito comando P1 prioridade 1</text:p>
      <text:p text:style-name="P3">Resumindo escalonador 9381</text:p>
      <text:p text:style-name="P3">Comando P1 recebido com prioridade 1</text:p>
      <text:p text:style-name="P3">Executando 9385 prioridadeRodando 2</text:p>
      <text:p text:style-name="P3">Parando processo 9385 com prioridade 2</text:p>
      <text:p text:style-name="P3">Iniciando processo P1</text:p>
      <text:p text:style-name="P3">getpid = 9381</text:p>
      <text:p text:style-name="P3">Waiter pid = 9386</text:p>
      <text:p text:style-name="P3">Get ppid = 9381</text:p>
      <text:p text:style-name="P3">Waiting for 0</text:p>
      <text:p text:style-name="P3">ESCREVENDO FFORK2 9387!</text:p>
      <text:p text:style-name="P3">Execl pid 9387</text:p>
      <text:p text:style-name="P3">fFork = 9387</text:p>
      <text:p text:style-name="P3">Parando escalonador 9381</text:p>
      <text:p text:style-name="P3">P1 (pid = 9387) Executando loop 1/11</text:p>
      <text:p text:style-name="P3">Escrito comando P2 prioridade 5</text:p>
      <text:p text:style-name="P3">Resumindo escalonador 9381</text:p>
      <text:p text:style-name="P3">Comando P2 recebido com prioridade 5</text:p>
      <text:p text:style-name="P3">P1 (pid = 9387) Executando loop 2/11</text:p>
      <text:p text:style-name="P3">Escrito comando P1 prioridade 4</text:p>
      <text:p text:style-name="P3">Resumindo escalonador 9381</text:p>
      <text:p text:style-name="P3">Comando P1 recebido com prioridade 4</text:p>
      <text:p text:style-name="P3">P1 (pid = 9387) Executando loop 3/11</text:p>
      <text:p text:style-name="P3">Executando 9387 prioridadeRodando 1</text:p>
      <text:p text:style-name="P3">Processo nao vai ser executado, voltando para a lista</text:p>
      <text:p text:style-name="P3"><text:soft-page-break/>Parando escalonador 9381</text:p>
      <text:p text:style-name="P3">P1 (pid = 9387) Executando loop 4/11</text:p>
      <text:p text:style-name="P3">P1 (pid = 9387) Executando loop 5/11</text:p>
      <text:p text:style-name="P3">P1 (pid = 9387) Executando loop 6/11</text:p>
      <text:p text:style-name="P3">P1 (pid = 9387) Executando loop 7/11</text:p>
      <text:p text:style-name="P3">P1 (pid = 9387) Executando loop 8/11</text:p>
      <text:p text:style-name="P3">P1 (pid = 9387) Executando loop 9/11</text:p>
      <text:p text:style-name="P3">P1 (pid = 9387) Executando loop 10/11</text:p>
      <text:p text:style-name="P3">P1 (pid = 9387) Executando loop 11/11</text:p>
      <text:p text:style-name="P3">EXITED!! 0 paipid = 9381</text:p>
      <text:p text:style-name="P3">SIGCONT + SIGUSR ENVIADOS PARA 9381</text:p>
      <text:p text:style-name="P3">MORRE</text:p>
      <text:p text:style-name="P3">Signal received 10</text:p>
      <text:p text:style-name="P3">Executando 0 prioridadeRodando 1</text:p>
      <text:p text:style-name="P3">Resumindo processo 9385</text:p>
      <text:p text:style-name="P3">Parando escalonador 9381</text:p>
      <text:p text:style-name="P3">P2 (pid = 9385) Executando loop 2/4</text:p>
      <text:p text:style-name="P3">P2 (pid = 9385) Executando loop 3/4</text:p>
      <text:p text:style-name="P3">P2 (pid = 9385) Executando loop 4/4</text:p>
      <text:p text:style-name="P3">EXITED!! 0 paipid = 9381</text:p>
      <text:p text:style-name="P3">SIGCONT + SIGUSR ENVIADOS PARA 9381</text:p>
      <text:p text:style-name="P3">MORRE</text:p>
      <text:p text:style-name="P3">Signal received 10</text:p>
      <text:p text:style-name="P3">Executando 0 prioridadeRodando 2</text:p>
      <text:p text:style-name="P3">Resumindo processo 9383</text:p>
      <text:p text:style-name="P3">Parando escalonador 9381</text:p>
      <text:p text:style-name="P3">P1 (pid = 9383) Executando loop 2/11</text:p>
      <text:p text:style-name="P3">P1 (pid = 9383) Executando loop 3/11</text:p>
      <text:p text:style-name="P3">P1 (pid = 9383) Executando loop 4/11</text:p>
      <text:p text:style-name="P3">P1 (pid = 9383) Executando loop 5/11</text:p>
      <text:p text:style-name="P3">P1 (pid = 9383) Executando loop 6/11</text:p>
      <text:p text:style-name="P3">P1 (pid = 9383) Executando loop 7/11</text:p>
      <text:p text:style-name="P3">P1 (pid = 9383) Executando loop 8/11</text:p>
      <text:p text:style-name="P3"><text:soft-page-break/>P1 (pid = 9383) Executando loop 9/11</text:p>
      <text:p text:style-name="P3">P1 (pid = 9383) Executando loop 10/11</text:p>
      <text:p text:style-name="P3">P1 (pid = 9383) Executando loop 11/11</text:p>
      <text:p text:style-name="P3">EXITED!! 0 paipid = 9381</text:p>
      <text:p text:style-name="P3">SIGCONT + SIGUSR ENVIADOS PARA 9381</text:p>
      <text:p text:style-name="P3">MORRE</text:p>
      <text:p text:style-name="P3">Signal received 10</text:p>
      <text:p text:style-name="P3">Executando 0 prioridadeRodando 3</text:p>
      <text:p text:style-name="P3">Iniciando processo P1</text:p>
      <text:p text:style-name="P3">getpid = 9381</text:p>
      <text:p text:style-name="P3">Waiter pid = 9392</text:p>
      <text:p text:style-name="P3">Get ppid = 9381</text:p>
      <text:p text:style-name="P3">Waiting for 0</text:p>
      <text:p text:style-name="P3">ESCREVENDO FFORK2 9393!</text:p>
      <text:p text:style-name="P3">Execl pid 9393</text:p>
      <text:p text:style-name="P3">fFork = 9393</text:p>
      <text:p text:style-name="P3">Parando escalonador 9381</text:p>
      <text:p text:style-name="P3">P1 (pid = 9393) Executando loop 1/11</text:p>
      <text:p text:style-name="P3">P1 (pid = 9393) Executando loop 2/11</text:p>
      <text:p text:style-name="P3">P1 (pid = 9393) Executando loop 3/11</text:p>
      <text:p text:style-name="P3">P1 (pid = 9393) Executando loop 4/11</text:p>
      <text:p text:style-name="P3">P1 (pid = 9393) Executando loop 5/11</text:p>
      <text:p text:style-name="P3">P1 (pid = 9393) Executando loop 6/11</text:p>
      <text:p text:style-name="P3">P1 (pid = 9393) Executando loop 7/11</text:p>
      <text:p text:style-name="P3">P1 (pid = 9393) Executando loop 8/11</text:p>
      <text:p text:style-name="P3">P1 (pid = 9393) Executando loop 9/11</text:p>
      <text:p text:style-name="P3">P1 (pid = 9393) Executando loop 10/11</text:p>
      <text:p text:style-name="P3">P1 (pid = 9393) Executando loop 11/11</text:p>
      <text:p text:style-name="P3">EXITED!! 0 paipid = 9381</text:p>
      <text:p text:style-name="P3">SIGCONT + SIGUSR ENVIADOS PARA 9381</text:p>
      <text:p text:style-name="P3">MORRE</text:p>
      <text:p text:style-name="P3">Signal received 10</text:p>
      <text:p text:style-name="P3">Executando 0 prioridadeRodando 4</text:p>
      <text:p text:style-name="P3"><text:soft-page-break/>Iniciando processo P2</text:p>
      <text:p text:style-name="P3">getpid = 9381</text:p>
      <text:p text:style-name="P3">Waiter pid = 9395</text:p>
      <text:p text:style-name="P3">Get ppid = 9381</text:p>
      <text:p text:style-name="P3">Waiting for 0</text:p>
      <text:p text:style-name="P3">ESCREVENDO FFORK2 9396!</text:p>
      <text:p text:style-name="P3">Execl pid 9396</text:p>
      <text:p text:style-name="P3">fFork = 9396</text:p>
      <text:p text:style-name="P3">Parando escalonador 9381</text:p>
      <text:p text:style-name="P3">P2 (pid = 9396) Executando loop 1/4</text:p>
      <text:p text:style-name="P3">P2 (pid = 9396) Executando loop 2/4</text:p>
      <text:p text:style-name="P3">P2 (pid = 9396) Executando loop 3/4</text:p>
      <text:p text:style-name="P3">P2 (pid = 9396) Executando loop 4/4</text:p>
      <text:p text:style-name="P3">EXITED!! 0 paipid = 9381</text:p>
      <text:p text:style-name="P3">SIGCONT + SIGUSR ENVIADOS PARA 9381</text:p>
      <text:p text:style-name="P3">MORRE</text:p>
      <text:p text:style-name="P3">Signal received 10</text:p>
      <text:p text:style-name="P3">Executando 0 prioridadeRodando 5</text:p>
      <text:p text:style-name="P3">Fim da fila e dos comandos... Saindo do programa</text:p>
      <text:p text:style-name="P2"><text:tab/>Como esperado o escalonador por prioridade começa executando o primeiro que recebe, por ser o primeiro da fila e assim que recebe um novo comando, um segundo depois de ter começado o anterior, ele pausa o processo que estava executando e inicia o novo processo com prioridade maior. Esse comportamento se repete em todos os comandos que recebe, quando a prioridade é maior do que a do programa executando ele o interrompe e inicia o de maior prioridade, colocando o que antes estava executando de volta a fila com sua respectiva prioridade. Quando a prioridade do comando recém recebido é menor do que a do programa que está executando, ele simplesmente coloca-o na fila para ser executado futuramente, após o atual terminar. </text:p>
      <text:p text:style-name="P2"><text:tab/>O programa foi construido de forma a evitar um loop eterno, para isso o processo filho é capaz de mandar um sinal acordando o escalonador quando o mesmo termina, e o interpretador faz o mesmo quando envia um novo comando.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Interpretador tipo RoundRobin</text:p>
      <text:p text:style-name="P12">Comando para execucao:<text:line-break/>gcc -o rr roundrobin.c fila.o</text:p>
      <text:p text:style-name="P4">exec.txt</text:p>
      <text:p text:style-name="P6">Run P1</text:p>
      <text:p text:style-name="P6">Run P2</text:p>
      <text:p text:style-name="P6">Run P1</text:p>
      <text:p text:style-name="P6">Run P1</text:p>
      <text:p text:style-name="P6">Run P2</text:p>
      <text:p text:style-name="P4">Saida:</text:p>
      <text:p text:style-name="P6">lucas@lucas-ubuntu:~/Documents/PUC-INF1316-Sistemas-Operacionais-T1-2019.2/roundrobin2$ ./roundrobin2 </text:p>
      <text:p text:style-name="P6">Processo pai iniciado com pid 10064</text:p>
      <text:p text:style-name="P6">Comando P1 recebido</text:p>
      <text:p text:style-name="P6">Escalonador pid = 10065</text:p>
      <text:p text:style-name="P6">Executando 0</text:p>
      <text:p text:style-name="P6">Não há nenhum outro processo na fila, continuando a execução do 0!</text:p>
      <text:p text:style-name="P6">Executando 0</text:p>
      <text:p text:style-name="P6">Executando 0</text:p>
      <text:p text:style-name="P6">Comando P2 recebido</text:p>
      <text:p text:style-name="P6">Iniciando processo P2</text:p>
      <text:p text:style-name="P6">Executando processo... 10066</text:p>
      <text:p text:style-name="P6">P2 (pid = 10066) Executando loop 1/4</text:p>
      <text:p text:style-name="P6">Comando P1 recebido</text:p>
      <text:p text:style-name="P6">Comando P1 10066</text:p>
      <text:p text:style-name="P6">Processo nao terminou 10066 Parando-o</text:p>
      <text:p text:style-name="P6">Iniciando processo P1</text:p>
      <text:p text:style-name="P6">Executando processo... 10067</text:p>
      <text:p text:style-name="P6">P1 (pid = 10067) Executando loop 1/11</text:p>
      <text:p text:style-name="P6">Comando P1 recebido</text:p>
      <text:p text:style-name="P6">Executando 10067</text:p>
      <text:p text:style-name="P6">Processo nao terminou 10067 Parando-o</text:p>
      <text:p text:style-name="P6">Resumindo processo 10066</text:p>
      <text:p text:style-name="P6"><text:soft-page-break/>P2 (pid = 10066) Executando loop 2/4</text:p>
      <text:p text:style-name="P6">Executando 10066</text:p>
      <text:p text:style-name="P6">P2 (pid = 10066) Executando loop 3/4</text:p>
      <text:p text:style-name="P6">Comando P2 recebido</text:p>
      <text:p text:style-name="P6">Processo nao terminou 10066 Parando-o</text:p>
      <text:p text:style-name="P6">Iniciando processo P1</text:p>
      <text:p text:style-name="P6">Executando processo... 10068</text:p>
      <text:p text:style-name="P6">P1 (pid = 10068) Executando loop 1/11</text:p>
      <text:p text:style-name="P6">Executando 10068</text:p>
      <text:p text:style-name="P6">Processo nao terminou 10068 Parando-o</text:p>
      <text:p text:style-name="P6">Resumindo processo 10067</text:p>
      <text:p text:style-name="P6">P1 (pid = 10067) Executando loop 2/11</text:p>
      <text:p text:style-name="P6">Executando 10067</text:p>
      <text:p text:style-name="P6">P1 (pid = 10067) Executando loop 3/11</text:p>
      <text:p text:style-name="P6">Processo nao terminou 10067 Parando-o</text:p>
      <text:p text:style-name="P6">Iniciando processo P2</text:p>
      <text:p text:style-name="P6">Executando processo... 10072</text:p>
      <text:p text:style-name="P6">P2 (pid = 10072) Executando loop 1/4</text:p>
      <text:p text:style-name="P6">Executando 10072</text:p>
      <text:p text:style-name="P6">Processo nao terminou 10072 Parando-o</text:p>
      <text:p text:style-name="P6">Resumindo processo 10066</text:p>
      <text:p text:style-name="P6">P2 (pid = 10066) Executando loop 4/4</text:p>
      <text:p text:style-name="P6">Executando 10066</text:p>
      <text:p text:style-name="P6">Processo nao terminou 10066 Parando-o</text:p>
      <text:p text:style-name="P6">Resumindo processo 10068</text:p>
      <text:p text:style-name="P6">P1 (pid = 10068) Executando loop 2/11</text:p>
      <text:p text:style-name="P6">P1 (pid = 10068) Executando loop 3/11</text:p>
      <text:p text:style-name="P6">Executando 10068</text:p>
      <text:p text:style-name="P6">Processo nao terminou 10068 Parando-o</text:p>
      <text:p text:style-name="P6">Resumindo processo 10067</text:p>
      <text:p text:style-name="P6">P1 (pid = 10067) Executando loop 4/11</text:p>
      <text:p text:style-name="P6">Executando 10067</text:p>
      <text:p text:style-name="P6">P1 (pid = 10067) Executando loop 5/11</text:p>
      <text:p text:style-name="P6"><text:soft-page-break/>Processo nao terminou 10067 Parando-o</text:p>
      <text:p text:style-name="P6">Resumindo processo 10072</text:p>
      <text:p text:style-name="P6">P2 (pid = 10072) Executando loop 2/4</text:p>
      <text:p text:style-name="P6">Executando 10072</text:p>
      <text:p text:style-name="P6">P2 (pid = 10072) Executando loop 3/4</text:p>
      <text:p text:style-name="P6">Processo nao terminou 10072 Parando-o</text:p>
      <text:p text:style-name="P6">Resumindo processo 10066</text:p>
      <text:p text:style-name="P6">Executando 10066</text:p>
      <text:p text:style-name="P6">Processo terminou 10066</text:p>
      <text:p text:style-name="P6">Resumindo processo 10068</text:p>
      <text:p text:style-name="P6">P1 (pid = 10068) Executando loop 4/11</text:p>
      <text:p text:style-name="P6">Executando 10068</text:p>
      <text:p text:style-name="P6">Processo nao terminou 10068 Parando-o</text:p>
      <text:p text:style-name="P6">Resumindo processo 10067</text:p>
      <text:p text:style-name="P6">P1 (pid = 10067) Executando loop 6/11</text:p>
      <text:p text:style-name="P6">Executando 10067</text:p>
      <text:p text:style-name="P6">Processo nao terminou 10067 Parando-o</text:p>
      <text:p text:style-name="P6">Resumindo processo 10072</text:p>
      <text:p text:style-name="P6">P2 (pid = 10072) Executando loop 4/4</text:p>
      <text:p text:style-name="P6">Executando 10072</text:p>
      <text:p text:style-name="P6">Processo nao terminou 10072 Parando-o</text:p>
      <text:p text:style-name="P6">Resumindo processo 10068</text:p>
      <text:p text:style-name="P6">P1 (pid = 10068) Executando loop 5/11</text:p>
      <text:p text:style-name="P6">Executando 10068</text:p>
      <text:p text:style-name="P6">P1 (pid = 10068) Executando loop 6/11</text:p>
      <text:p text:style-name="P6">Processo nao terminou 10068 Parando-o</text:p>
      <text:p text:style-name="P6">Resumindo processo 10067</text:p>
      <text:p text:style-name="P6">P1 (pid = 10067) Executando loop 7/11</text:p>
      <text:p text:style-name="P6">Executando 10067</text:p>
      <text:p text:style-name="P6">P1 (pid = 10067) Executando loop 8/11</text:p>
      <text:p text:style-name="P6">Processo nao terminou 10067 Parando-o</text:p>
      <text:p text:style-name="P6">Resumindo processo 10072</text:p>
      <text:p text:style-name="P6">Executando 10072</text:p>
      <text:p text:style-name="P6"><text:soft-page-break/>Processo terminou 10072</text:p>
      <text:p text:style-name="P6">Resumindo processo 10068</text:p>
      <text:p text:style-name="P6">P1 (pid = 10068) Executando loop 7/11</text:p>
      <text:p text:style-name="P6">Executando 10068</text:p>
      <text:p text:style-name="P6">Processo nao terminou 10068 Parando-o</text:p>
      <text:p text:style-name="P6">Resumindo processo 10067</text:p>
      <text:p text:style-name="P6">P1 (pid = 10067) Executando loop 9/11</text:p>
      <text:p text:style-name="P6">Executando 10067</text:p>
      <text:p text:style-name="P6">Processo nao terminou 10067 Parando-o</text:p>
      <text:p text:style-name="P6">Resumindo processo 10068</text:p>
      <text:p text:style-name="P6">P1 (pid = 10068) Executando loop 8/11</text:p>
      <text:p text:style-name="P6">Executando 10068</text:p>
      <text:p text:style-name="P6">P1 (pid = 10068) Executando loop 9/11</text:p>
      <text:p text:style-name="P6">Processo nao terminou 10068 Parando-o</text:p>
      <text:p text:style-name="P6">Resumindo processo 10067</text:p>
      <text:p text:style-name="P6">P1 (pid = 10067) Executando loop 10/11</text:p>
      <text:p text:style-name="P6">P1 (pid = 10067) Executando loop 11/11</text:p>
      <text:p text:style-name="P6">Executando 10067</text:p>
      <text:p text:style-name="P6">Processo nao terminou 10067 Parando-o</text:p>
      <text:p text:style-name="P6">Resumindo processo 10068</text:p>
      <text:p text:style-name="P6">P1 (pid = 10068) Executando loop 10/11</text:p>
      <text:p text:style-name="P6">Executando 10068</text:p>
      <text:p text:style-name="P6">P1 (pid = 10068) Executando loop 11/11</text:p>
      <text:p text:style-name="P6">Processo nao terminou 10068 Parando-o</text:p>
      <text:p text:style-name="P6">Resumindo processo 10067</text:p>
      <text:p text:style-name="P6">Executando 10067</text:p>
      <text:p text:style-name="P6">Processo terminou 10067</text:p>
      <text:p text:style-name="P6">Resumindo processo 10068</text:p>
      <text:p text:style-name="P6">Executando 10068</text:p>
      <text:p text:style-name="P6">Processo terminou 10068 e não há mais processos na fila!</text:p>
      <text:p text:style-name="P6">Executando 0</text:p>
      <text:p text:style-name="P6">Não há nenhum outro processo na fila, continuando a execução do 0!</text:p>
      <text:p text:style-name="P6">Executando 0</text:p>
      <text:p text:style-name="P6"><text:soft-page-break/>Não há nenhum outro processo na fila, continuando a execução do 0!</text:p>
      <text:p text:style-name="P6">Executando 0</text:p>
      <text:p text:style-name="P6">Não há nenhum outro processo na fila, continuando a execução do 0!</text:p>
      <text:p text:style-name="P6">Executando 0</text:p>
      <text:p text:style-name="P6">Não há nenhum outro processo na fila, continuando a execução do 0!</text:p>
      <text:p text:style-name="P4">Conclusao:</text:p>
      <text:p text:style-name="P10">Um escalonador RoundRobin executa um programa por determinada fatia de tempo, se seu funcioanmento não e concluido, o processo e interrompido, seu status sera salvo e o processo passara para o fim da fila. Assim, dando vez ao próximo programa. Esse tipo de escalonamento, apesar de poder tomar mais tempo e execucoes, impede a inanicao.</text:p>
      <text:p text:style-name="P9">No caso <text:span text:style-name="T1">dos nossos </text:span><text:s/>programas é <text:span text:style-name="T2">possível observar que cada programa só consegue executar 1 loop a cada fatia de tempo recebido, pois cada loop demora um segundo o que equivale a fatia de tempo fornecida pelo roundrobin. Vale notar, que tal medição de tempo não é precisa, e como estamos com propósito de demonstração não foi desconciderado o tempo que o programa leva para checar a execução e mandar os sinais. Dessa forma, houve um loop onde o programa foi capaz de mandar dois prints antes de ser interrompido, provavelmente por causa desse tempo desconsiderado, fazendo com que o escalonador demorasse mais de 1 segundo para checar a execução enquanto o processo filho demorou exatamente um segundo entre um print e outro.</text:span></text:p>
      <text:p text:style-name="P18">Interpretador tipo <text:span text:style-name="T1">RealTime</text:span></text:p>
      <text:p text:style-name="P12">Comando:<text:line-break/>gcc -o rt realtime.c</text:p>
      <text:p text:style-name="P5">exec.txt</text:p>
      <text:p text:style-name="P7">Run P1 I=1 D=2</text:p>
      <text:p text:style-name="P7">Run P2 I=P1 D=4</text:p>
      <text:p text:style-name="P7">Run P1 I=P2 D=1</text:p>
      <text:p text:style-name="P7">Run P2 I=25 D=10</text:p>
      <text:p text:style-name="P8">Saida:</text:p>
      <text:p text:style-name="P8">lucas@lucas-ubuntu:~/Documents/PUC-INF1316-Sistemas-Operacionais-T1-2019.2/real-time$ ./realtime </text:p>
      <text:p text:style-name="P8">Inicio do pai</text:p>
      <text:p text:style-name="P8">Processo pai iniciado com pid 9938</text:p>
      <text:p text:style-name="P8">Inicio do filho</text:p>
      <text:p text:style-name="P8">Testando mem comp; P1 d 2 i 1</text:p>
      <text:p text:style-name="P8">9939 Segundos = 0 programa[segundos] =&gt; inicio = 0 duracao = 0</text:p>
      <text:p text:style-name="P8">9939 Segundos = 1 programa[segundos] =&gt; inicio = 1 duracao = 2</text:p>
      <text:p text:style-name="P8">Achou o inicio! 2</text:p>
      <text:p text:style-name="P8">Executando processo... 9940</text:p>
      <text:p text:style-name="P8">P1 (pid = 9940) Executando loop 1/11</text:p>
      <text:p text:style-name="P8">Achou o inicio! 6</text:p>
      <text:p text:style-name="P8">9939 Segundos = 2 programa[segundos] =&gt; inicio = 1 duracao = 2</text:p>
      <text:p text:style-name="P8">Processo executando P1 Inicio 1 Duracao 2 Pid 9940</text:p>
      <text:p text:style-name="P8">P1 (pid = 9940) Executando loop 2/11</text:p>
      <text:p text:style-name="P8">9939 Segundos = 3 programa[segundos] =&gt; inicio = 3 duracao = 4</text:p>
      <text:p text:style-name="P8">Processo executando P1 Inicio 1 Duracao 2 Pid 9940</text:p>
      <text:p text:style-name="P8">Executando processo... 9941</text:p>
      <text:p text:style-name="P8">P2 (pid = 9941) Executando loop 1/4</text:p>
      <text:p text:style-name="P8">Fim do pai</text:p>
      <text:p text:style-name="P8">9939 Segundos = 4 programa[segundos] =&gt; inicio = 3 duracao = 4</text:p>
      <text:p text:style-name="P8">Processo executando P2 Inicio 3 Duracao 4 Pid 9941</text:p>
      <text:p text:style-name="P8"><text:soft-page-break/>P2 (pid = 9941) Executando loop 2/4</text:p>
      <text:p text:style-name="P8">9939 Segundos = 5 programa[segundos] =&gt; inicio = 3 duracao = 4</text:p>
      <text:p text:style-name="P8">Processo executando P2 Inicio 3 Duracao 4 Pid 9941</text:p>
      <text:p text:style-name="P8">P2 (pid = 9941) Executando loop 3/4</text:p>
      <text:p text:style-name="P8">9939 Segundos = 6 programa[segundos] =&gt; inicio = 3 duracao = 4</text:p>
      <text:p text:style-name="P8">Processo executando P2 Inicio 3 Duracao 4 Pid 9941</text:p>
      <text:p text:style-name="P8">P2 (pid = 9941) Executando loop 4/4</text:p>
      <text:p text:style-name="P8">9939 Segundos = 7 programa[segundos] =&gt; inicio = 7 duracao = 1</text:p>
      <text:p text:style-name="P8">Processo executando P2 Inicio 3 Duracao 4 Pid 9941</text:p>
      <text:p text:style-name="P8">Executando processo... 9947</text:p>
      <text:p text:style-name="P8">P1 (pid = 9947) Executando loop 1/11</text:p>
      <text:p text:style-name="P8">9939 Segundos = 8 programa[segundos] =&gt; inicio = 0 duracao = 0</text:p>
      <text:p text:style-name="P8">Processo executando P1 Inicio 7 Duracao 1 Pid 9947</text:p>
      <text:p text:style-name="P8">Fim do tempo do processo executando, parando-o! 9947</text:p>
      <text:p text:style-name="P8">9939 Segundos = 9 programa[segundos] =&gt; inicio = 0 duracao = 0</text:p>
      <text:p text:style-name="P8">9939 Segundos = 10 programa[segundos] =&gt; inicio = 0 duracao = 0</text:p>
      <text:p text:style-name="P8">9939 Segundos = 11 programa[segundos] =&gt; inicio = 0 duracao = 0</text:p>
      <text:p text:style-name="P8">9939 Segundos = 12 programa[segundos] =&gt; inicio = 0 duracao = 0</text:p>
      <text:p text:style-name="P8">9939 Segundos = 13 programa[segundos] =&gt; inicio = 0 duracao = 0</text:p>
      <text:p text:style-name="P8">9939 Segundos = 14 programa[segundos] =&gt; inicio = 0 duracao = 0</text:p>
      <text:p text:style-name="P8">9939 Segundos = 15 programa[segundos] =&gt; inicio = 0 duracao = 0</text:p>
      <text:p text:style-name="P8">9939 Segundos = 16 programa[segundos] =&gt; inicio = 0 duracao = 0</text:p>
      <text:p text:style-name="P8">9939 Segundos = 17 programa[segundos] =&gt; inicio = 0 duracao = 0</text:p>
      <text:p text:style-name="P8">9939 Segundos = 18 programa[segundos] =&gt; inicio = 0 duracao = 0</text:p>
      <text:p text:style-name="P8">9939 Segundos = 19 programa[segundos] =&gt; inicio = 0 duracao = 0</text:p>
      <text:p text:style-name="P8">9939 Segundos = 20 programa[segundos] =&gt; inicio = 0 duracao = 0</text:p>
      <text:p text:style-name="P8">9939 Segundos = 21 programa[segundos] =&gt; inicio = 0 duracao = 0</text:p>
      <text:p text:style-name="P8">9939 Segundos = 22 programa[segundos] =&gt; inicio = 0 duracao = 0</text:p>
      <text:p text:style-name="P8">9939 Segundos = 23 programa[segundos] =&gt; inicio = 0 duracao = 0</text:p>
      <text:p text:style-name="P8">9939 Segundos = 24 programa[segundos] =&gt; inicio = 0 duracao = 0</text:p>
      <text:p text:style-name="P8"><text:soft-page-break/>9939 Segundos = 25 programa[segundos] =&gt; inicio = 25 duracao = 10</text:p>
      <text:p text:style-name="P8">Executando processo... 9960</text:p>
      <text:p text:style-name="P8">P2 (pid = 9960) Executando loop 1/4</text:p>
      <text:p text:style-name="P8">9939 Segundos = 26 programa[segundos] =&gt; inicio = 25 duracao = 10</text:p>
      <text:p text:style-name="P8">Processo executando P2 Inicio 25 Duracao 10 Pid 9960</text:p>
      <text:p text:style-name="P8">P2 (pid = 9960) Executando loop 2/4</text:p>
      <text:p text:style-name="P8">9939 Segundos = 27 programa[segundos] =&gt; inicio = 25 duracao = 10</text:p>
      <text:p text:style-name="P8">Processo executando P2 Inicio 25 Duracao 10 Pid 9960</text:p>
      <text:p text:style-name="P8">P2 (pid = 9960) Executando loop 3/4</text:p>
      <text:p text:style-name="P8">9939 Segundos = 28 programa[segundos] =&gt; inicio = 25 duracao = 10</text:p>
      <text:p text:style-name="P8">Processo executando P2 Inicio 25 Duracao 10 Pid 9960</text:p>
      <text:p text:style-name="P8">P2 (pid = 9960) Executando loop 4/4</text:p>
      <text:p text:style-name="P8">9939 Segundos = 29 programa[segundos] =&gt; inicio = 25 duracao = 10</text:p>
      <text:p text:style-name="P8">Processo executando P2 Inicio 25 Duracao 10 Pid 9960</text:p>
      <text:p text:style-name="P8">9939 Segundos = 30 programa[segundos] =&gt; inicio = 25 duracao = 10</text:p>
      <text:p text:style-name="P8">Processo executando P2 Inicio 25 Duracao 10 Pid 9960</text:p>
      <text:p text:style-name="P8">9939 Segundos = 31 programa[segundos] =&gt; inicio = 25 duracao = 10</text:p>
      <text:p text:style-name="P8">Processo executando P2 Inicio 25 Duracao 10 Pid 9960</text:p>
      <text:p text:style-name="P8">9939 Segundos = 32 programa[segundos] =&gt; inicio = 25 duracao = 10</text:p>
      <text:p text:style-name="P8">Processo executando P2 Inicio 25 Duracao 10 Pid 9960</text:p>
      <text:p text:style-name="P8">9939 Segundos = 33 programa[segundos] =&gt; inicio = 25 duracao = 10</text:p>
      <text:p text:style-name="P8">Processo executando P2 Inicio 25 Duracao 10 Pid 9960</text:p>
      <text:p text:style-name="P8">9939 Segundos = 34 programa[segundos] =&gt; inicio = 25 duracao = 10</text:p>
      <text:p text:style-name="P8">Processo executando P2 Inicio 25 Duracao 10 Pid 9960</text:p>
      <text:p text:style-name="P8">9939 Segundos = 35 programa[segundos] =&gt; inicio = 0 duracao = 0</text:p>
      <text:p text:style-name="P8">Processo executando P2 Inicio 25 Duracao 10 Pid 9960</text:p>
      <text:p text:style-name="P8">Fim do tempo do processo executando, parando-o! 9960</text:p>
      <text:p text:style-name="P8">9939 Segundos = 36 programa[segundos] =&gt; inicio = 0 duracao = 0</text:p>
      <text:p text:style-name="P8">9939 Segundos = 37 programa[segundos] =&gt; inicio = 0 duracao = 0</text:p>
      <text:p text:style-name="P8">9939 Segundos = 38 programa[segundos] =&gt; inicio = 0 duracao = 0</text:p>
      <text:p text:style-name="P8"><text:soft-page-break/>9939 Segundos = 39 programa[segundos] =&gt; inicio = 0 duracao = 0</text:p>
      <text:p text:style-name="P8">9939 Segundos = 40 programa[segundos] =&gt; inicio = 0 duracao = 0</text:p>
      <text:p text:style-name="P8">9939 Segundos = 41 programa[segundos] =&gt; inicio = 0 duracao = 0</text:p>
      <text:p text:style-name="P8">9939 Segundos = 42 programa[segundos] =&gt; inicio = 0 duracao = 0</text:p>
      <text:p text:style-name="P8">9939 Segundos = 43 programa[segundos] =&gt; inicio = 0 duracao = 0</text:p>
      <text:p text:style-name="P8">9939 Segundos = 44 programa[segundos] =&gt; inicio = 0 duracao = 0</text:p>
      <text:p text:style-name="P8">9939 Segundos = 45 programa[segundos] =&gt; inicio = 0 duracao = 0</text:p>
      <text:p text:style-name="P8">9939 Segundos = 46 programa[segundos] =&gt; inicio = 0 duracao = 0</text:p>
      <text:p text:style-name="P8">9939 Segundos = 47 programa[segundos] =&gt; inicio = 0 duracao = 0</text:p>
      <text:p text:style-name="P8">9939 Segundos = 48 programa[segundos] =&gt; inicio = 0 duracao = 0</text:p>
      <text:p text:style-name="P8">9939 Segundos = 49 programa[segundos] =&gt; inicio = 0 duracao = 0</text:p>
      <text:p text:style-name="P8">9939 Segundos = 50 programa[segundos] =&gt; inicio = 0 duracao = 0</text:p>
      <text:p text:style-name="P8">9939 Segundos = 51 programa[segundos] =&gt; inicio = 0 duracao = 0</text:p>
      <text:p text:style-name="P8">9939 Segundos = 52 programa[segundos] =&gt; inicio = 0 duracao = 0</text:p>
      <text:p text:style-name="P8">9939 Segundos = 53 programa[segundos] =&gt; inicio = 0 duracao = 0</text:p>
      <text:p text:style-name="P8">9939 Segundos = 54 programa[segundos] =&gt; inicio = 0 duracao = 0</text:p>
      <text:p text:style-name="P8">9939 Segundos = 55 programa[segundos] =&gt; inicio = 0 duracao = 0</text:p>
      <text:p text:style-name="P8">9939 Segundos = 56 programa[segundos] =&gt; inicio = 0 duracao = 0</text:p>
      <text:p text:style-name="P8">9939 Segundos = 57 programa[segundos] =&gt; inicio = 0 duracao = 0</text:p>
      <text:p text:style-name="P8">9939 Segundos = 58 programa[segundos] =&gt; inicio = 0 duracao = 0</text:p>
      <text:p text:style-name="P8">9939 Segundos = 59 programa[segundos] =&gt; inicio = 0 duracao = 0</text:p>
      <text:p text:style-name="P8">9939 Segundos = 0 programa[segundos] =&gt; inicio = 0 duracao = 0</text:p>
      <text:p text:style-name="P8">9939 Segundos = 1 programa[segundos] =&gt; inicio = 1 duracao = 2</text:p>
      <text:p text:style-name="P8">Continuado processo 9940</text:p>
      <text:p text:style-name="P8">P1 (pid = 9940) Executando loop 3/11</text:p>
      <text:p text:style-name="P8">P1 (pid = 9940) Executando loop 4/11</text:p>
      <text:p text:style-name="P8">9939 Segundos = 2 programa[segundos] =&gt; inicio = 1 duracao = 2</text:p>
      <text:p text:style-name="P8">Processo executando P1 Inicio 1 Duracao 2 Pid 9940</text:p>
      <text:p text:style-name="P8">P1 (pid = 9940) Executando loop 5/11</text:p>
      <text:p text:style-name="P8">9939 Segundos = 3 programa[segundos] =&gt; inicio = 3 duracao = 4</text:p>
      <text:p text:style-name="P8"><text:soft-page-break/>Processo executando P1 Inicio 1 Duracao 2 Pid 9940</text:p>
      <text:p text:style-name="P8">9939 Segundos = 4 programa[segundos] =&gt; inicio = 3 duracao = 4</text:p>
      <text:p text:style-name="P8">Processo executando P2 Inicio 3 Duracao 4 Pid 9941</text:p>
      <text:p text:style-name="P8">9939 Segundos = 5 programa[segundos] =&gt; inicio = 3 duracao = 4</text:p>
      <text:p text:style-name="P8">Processo executando P2 Inicio 3 Duracao 4 Pid 9941</text:p>
      <text:p text:style-name="P8">9939 Segundos = 6 programa[segundos] =&gt; inicio = 3 duracao = 4</text:p>
      <text:p text:style-name="P8">Processo executando P2 Inicio 3 Duracao 4 Pid 9941</text:p>
      <text:p text:style-name="P8">9939 Segundos = 7 programa[segundos] =&gt; inicio = 7 duracao = 1</text:p>
      <text:p text:style-name="P8">Processo executando P2 Inicio 3 Duracao 4 Pid 9941</text:p>
      <text:p text:style-name="P8">P1 (pid = 9947) Executando loop 2/11</text:p>
      <text:p text:style-name="P8">P1 (pid = 9947) Executando loop 3/11</text:p>
      <text:p text:style-name="P8">9939 Segundos = 8 programa[segundos] =&gt; inicio = 0 duracao = 0</text:p>
      <text:p text:style-name="P8">Processo executando P1 Inicio 7 Duracao 1 Pid 9947</text:p>
      <text:p text:style-name="P8">Fim do tempo do processo executando, parando-o! 9947</text:p>
      <text:p text:style-name="P8">9939 Segundos = 9 programa[segundos] =&gt; inicio = 0 duracao = 0</text:p>
      <text:p text:style-name="P8">9939 Segundos = 10 programa[segundos] =&gt; inicio = 0 duracao = 0</text:p>
      <text:p text:style-name="P8">9939 Segundos = 11 programa[segundos] =&gt; inicio = 0 duracao = 0</text:p>
      <text:p text:style-name="P8">9939 Segundos = 12 programa[segundos] =&gt; inicio = 0 duracao = 0</text:p>
      <text:p text:style-name="P8">9939 Segundos = 13 programa[segundos] =&gt; inicio = 0 duracao = 0</text:p>
      <text:p text:style-name="P8">9939 Segundos = 14 programa[segundos] =&gt; inicio = 0 duracao = 0</text:p>
      <text:p text:style-name="P8">9939 Segundos = 15 programa[segundos] =&gt; inicio = 0 duracao = 0</text:p>
      <text:p text:style-name="P8">9939 Segundos = 16 programa[segundos] =&gt; inicio = 0 duracao = 0</text:p>
      <text:p text:style-name="P8">9939 Segundos = 17 programa[segundos] =&gt; inicio = 0 duracao = 0</text:p>
      <text:p text:style-name="P8">9939 Segundos = 18 programa[segundos] =&gt; inicio = 0 duracao = 0</text:p>
      <text:p text:style-name="P8">9939 Segundos = 19 programa[segundos] =&gt; inicio = 0 duracao = 0</text:p>
      <text:p text:style-name="P8">9939 Segundos = 20 programa[segundos] =&gt; inicio = 0 duracao = 0</text:p>
      <text:p text:style-name="P8">9939 Segundos = 21 programa[segundos] =&gt; inicio = 0 duracao = 0</text:p>
      <text:p text:style-name="P8">9939 Segundos = 22 programa[segundos] =&gt; inicio = 0 duracao = 0</text:p>
      <text:p text:style-name="P8">9939 Segundos = 23 programa[segundos] =&gt; inicio = 0 duracao = 0</text:p>
      <text:p text:style-name="P8">9939 Segundos = 24 programa[segundos] =&gt; inicio = 0 duracao = 0</text:p>
      <text:p text:style-name="P8"><text:soft-page-break/>9939 Segundos = 25 programa[segundos] =&gt; inicio = 25 duracao = 10</text:p>
      <text:p text:style-name="P8">Continuado processo 9960</text:p>
      <text:p text:style-name="P8">9939 Segundos = 26 programa[segundos] =&gt; inicio = 25 duracao = 10</text:p>
      <text:p text:style-name="P8">Processo executando P2 Inicio 25 Duracao 10 Pid 9960</text:p>
      <text:p text:style-name="P8">9939 Segundos = 27 programa[segundos] =&gt; inicio = 25 duracao = 10</text:p>
      <text:p text:style-name="P8">Processo executando P2 Inicio 25 Duracao 10 Pid 9960</text:p>
      <text:p text:style-name="P8">9939 Segundos = 28 programa[segundos] =&gt; inicio = 25 duracao = 10</text:p>
      <text:p text:style-name="P8">Processo executando P2 Inicio 25 Duracao 10 Pid 9960</text:p>
      <text:p text:style-name="P8">9939 Segundos = 29 programa[segundos] =&gt; inicio = 25 duracao = 10</text:p>
      <text:p text:style-name="P8">Processo executando P2 Inicio 25 Duracao 10 Pid 9960</text:p>
      <text:p text:style-name="P8">9939 Segundos = 30 programa[segundos] =&gt; inicio = 25 duracao = 10</text:p>
      <text:p text:style-name="P8">Processo executando P2 Inicio 25 Duracao 10 Pid 9960</text:p>
      <text:p text:style-name="P8">9939 Segundos = 31 programa[segundos] =&gt; inicio = 25 duracao = 10</text:p>
      <text:p text:style-name="P8">Processo executando P2 Inicio 25 Duracao 10 Pid 9960</text:p>
      <text:p text:style-name="P8">9939 Segundos = 32 programa[segundos] =&gt; inicio = 25 duracao = 10</text:p>
      <text:p text:style-name="P8">Processo executando P2 Inicio 25 Duracao 10 Pid 9960</text:p>
      <text:p text:style-name="P8">9939 Segundos = 33 programa[segundos] =&gt; inicio = 25 duracao = 10</text:p>
      <text:p text:style-name="P8">Processo executando P2 Inicio 25 Duracao 10 Pid 9960</text:p>
      <text:p text:style-name="P8">9939 Segundos = 34 programa[segundos] =&gt; inicio = 25 duracao = 10</text:p>
      <text:p text:style-name="P8">Processo executando P2 Inicio 25 Duracao 10 Pid 9960</text:p>
      <text:p text:style-name="P8">9939 Segundos = 35 programa[segundos] =&gt; inicio = 0 duracao = 0</text:p>
      <text:p text:style-name="P8">Processo executando P2 Inicio 25 Duracao 10 Pid 9960</text:p>
      <text:p text:style-name="P8">Fim do tempo do processo executando, parando-o! 9960</text:p>
      <text:p text:style-name="P8">9939 Segundos = 36 programa[segundos] =&gt; inicio = 0 duracao = 0</text:p>
      <text:p text:style-name="P8">9939 Segundos = 37 programa[segundos] =&gt; inicio = 0 duracao = 0</text:p>
      <text:p text:style-name="P8">9939 Segundos = 38 programa[segundos] =&gt; inicio = 0 duracao = 0</text:p>
      <text:p text:style-name="P8">9939 Segundos = 39 programa[segundos] =&gt; inicio = 0 duracao = 0</text:p>
      <text:p text:style-name="P8"/>
      <text:p text:style-name="P10">Conclusao:</text:p>
      <text:p text:style-name="P11"><text:soft-page-break/>Um escalonador RealTime implica em que um determinado programa deve ser executado <text:span text:style-name="T2">a partir de um momento por um determinado tempo</text:span>. Dessa forma, sistemas que possuem processos de extrema importância são mantidos sem correr risco de não serem executados. <text:line-break/>Podemos evidenciar no programa que os processos foram executados na ordem e pela quantidade de tempo necessarias de acordo com suas especificaco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38:38.072097798</meta:creation-date>
    <dc:date>2019-10-29T00:59:14.322698843</dc:date>
    <meta:editing-duration>PT12M3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8" meta:paragraph-count="476" meta:word-count="3432" meta:character-count="19736" meta:non-whitespace-character-count="16772"/>
  </office:meta>
</office:document-meta>
</file>